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Source Sans Pro Black" svg:font-family="'Source Sans Pro Black'" style:font-adornments="Black" style:font-family-generic="swiss" style:font-pitch="variable"/>
    <style:font-face style:name="Tahoma" svg:font-family="Tahoma" style:font-pitch="variable"/>
  </office:font-face-decls>
  <office:automatic-styles>
    <style:style style:name="P1" style:family="paragraph" style:parent-style-name="Standard">
      <style:text-properties officeooo:rsid="000ea4f4" officeooo:paragraph-rsid="000ea4f4"/>
    </style:style>
    <style:style style:name="P2" style:family="paragraph" style:parent-style-name="Standard">
      <style:text-properties officeooo:rsid="00107041" officeooo:paragraph-rsid="00107041"/>
    </style:style>
    <style:style style:name="P3" style:family="paragraph" style:parent-style-name="Standard">
      <style:text-properties officeooo:paragraph-rsid="00107041"/>
    </style:style>
    <style:style style:name="T1" style:family="text">
      <style:text-properties officeooo:rsid="001070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 everyone, today we’ll present you the famous rock band Queen !</text:p>
      <text:p text:style-name="Standard"/>
      <text:p text:style-name="Standard">The band is composed of one guitariste, one drummer, one bassist and one singer </text:p>
      <text:p text:style-name="Standard"/>
      <text:p text:style-name="Standard">The band is famous for their music diversity with multi-layered instruments and vocal harmonies. They were also the first rock band to make an entire audience sing with them during an entire show.</text:p>
      <text:p text:style-name="Standard"/>
      <text:p text:style-name="Standard">The band had performed in many genres such as Hard rock ; pop rock ;dance/disco ; but the most notable one is the opera-rock. Talking about opera, they made a very famous song, Bohemian rapsody, let’s take a look at it real quick. <text:a xlink:type="simple" xlink:href="https://www.youtube.com/watch?v=fJ9rUzIMcZQ" text:style-name="Internet_20_link" text:visited-style-name="Visited_20_Internet_20_Link">https://www.youtube.com/watch?v=fJ9rUzIMcZQ</text:a>.</text:p>
      <text:p text:style-name="Standard"/>
      <text:p text:style-name="Standard">So as you can see, Queen is a revolutionary rock band that succeeds in many genders.</text:p>
      <text:p text:style-name="Standard"/>
      <text:p text:style-name="P1">Now let’s talk about their iconic logo and it’s origin. Known as the Queen crest, the logo is composed of the zodiac signs of the band member’s. Two Lions for Deacon and Taylor, a crab for May and two fairies (virgo) for Mercury. And to unite everything, the royal coat of arms of the united kingdom.</text:p>
      <text:p text:style-name="P1"/>
      <text:p text:style-name="P1">The band mad a total of 15 studio albums and 5 live albums which is an impressive number. And they sold 5 billions copy of their hits.</text:p>
      <text:p text:style-name="P1"/>
      <text:p text:style-name="P1">Queen's performance at the Live Aid charity concert at Wembley Stadium is often regarded as one of the greatest live performances in rock history. Their electrifying set, which included hits like "Radio Ga Ga," "We Will Rock You," and "Bohemian Rhapsody," captivated the audience of over 72 <text:span text:style-name="T1">thousands</text:span> people in the stadium and millions more watching worldwide.</text:p>
      <text:p text:style-name="P1"/>
      <text:p text:style-name="P1">Queen's music has often carried messages of unity, acceptance, and empowerment. Songs like "We Are the Champions" and "Somebody to Love" resonate with audiences worldwide, serving as anthems of resilience and solidarity.</text:p>
      <text:p text:style-name="P1"/>
      <text:p text:style-name="P1">In summary, Queen's live performances were legendary spectacles that showcased their musical prowess and theatrical flair. Their enduring legacy as one of the greatest rock bands of all time is a testament to their innovative spirit, timeless music, and unwavering influence on popular culture.</text:p>
      <text:p text:style-name="P1"/>
      <text:p text:style-name="P2">____MOMO____</text:p>
      <text:p text:style-name="P2"/>
      <text:p text:style-name="P2"><text:span text:style-name="Strong_20_Emphasis">Diagnosis:</text:span> In 1987, Freddie Mercury was diagnosed with AIDS, a diagnosis that was initially kept private from the public. At the time, AIDS was highly stigmatized, and there was widespread misinformation and fear surrounding the disease.</text:p>
      <text:p text:style-name="P2"/>
      <text:p text:style-name="P2"><text:span text:style-name="Strong_20_Emphasis">Public Announcement:</text:span> In November 1991, just one day before his death, Freddie Mercury released a statement confirming that he had AIDS. His decision to make his diagnosis public was courageous and groundbreaking, challenging the stigma and discrimination faced by people living with HIV/AIDS.</text:p>
      <text:p text:style-name="P2"/>
      <text:p text:style-name="P3"><text:span text:style-name="T1">Finally Freddy died the </text:span>24 November 1991</text:p>
      <text:p text:style-name="P2"/>
      <text:p text:style-name="P2"><text:span text:style-name="Strong_20_Emphasis">Breaking Taboos:</text:span> Freddie Mercury's openness about his AIDS diagnosis helped to humanize the disease and challenge misconceptions. His willingness to confront the stigma surrounding AIDS encouraged public discourse and paved the way for greater acceptance and understanding.</text:p>
      <text:p text:style-name="P2"/>
      <text:p text:style-name="P2"><text:soft-page-break/><text:span text:style-name="Strong_20_Emphasis"><text:s/>Inspiration for Activism:</text:span> Freddie Mercury's advocacy for AIDS awareness and research inspired a new wave of activism in the fight against HIV/AIDS. His courage in the face of adversity continues to inspire individuals and organizations to work towards eradicating the disease and supporting those affected by it.</text:p>
      <text:p text:style-name="P1"/>
      <text:p text:style-name="P2"><text:span text:style-name="Strong_20_Emphasis">The Freddie Mercury Tribute Concert:</text:span> In April 1992, less than six months after Freddie's passing, the remaining members of Queen organized the Freddie Mercury Tribute Concert at Wembley Stadium to celebrate his life and legacy. The concert featured performances by renowned artists such as Elton John, George Michael, and David Bowie and raised millions of dollars for AIDS research.</text:p>
      <text:p text:style-name="P2"/>
      <text:p text:style-name="P2">In conclusion, Freddie Mercury's journey with AIDS is a testament to his bravery, resilience, and compassion. His willingness to confront the disease publicly helped to challenge stigma and inspire positive action in the fight against HIV/AIDS. Through his music, activism, and advocacy, Freddie Mercury's legacy continues to inspire generations around the world.</text:p>
      <text:p text:style-name="P2"/>
      <text:p text:style-name="P2"><text:tab/><text:tab/><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Source Sans Pro Black" svg:font-family="'Source Sans Pro Black'" style:font-adornments="Black" style:font-family-generic="swiss" style:font-pitch="variable"/>
    <style:font-face style:name="Tahoma" svg:font-family="Tahoma" style:font-pitch="variable"/>
  </office:font-face-decls>
  <office:styles>
    <draw:gradient draw:name="Gradient_20_261" draw:display-name="Gradient 261" draw:style="linear" draw:start-color="#800080" draw:end-color="#ffbf00" draw:start-intensity="100%" draw:end-intensity="100%" draw:angle="0deg" draw:border="0%"/>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20:50:39.647578768</meta:creation-date>
    <dc:date>2024-05-03T00:32:26.675630817</dc:date>
    <meta:editing-duration>PT3H41M45S</meta:editing-duration>
    <meta:editing-cycles>4</meta:editing-cycles>
    <meta:generator>LibreOffice/7.4.7.2$Linux_X86_64 LibreOffice_project/40$Build-2</meta:generator>
    <meta:document-statistic meta:table-count="0" meta:image-count="0" meta:object-count="0" meta:page-count="2" meta:paragraph-count="19" meta:word-count="617" meta:character-count="3928" meta:non-whitespace-character-count="3323"/>
  </office:meta>
</office:document-meta>
</file>